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I.THE REASSURANCE (5:1-8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I.THE REASSURANCE (5:1-8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old body (5:1a, 2a, 3-4a, 6-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old body (5:1a, 2a, 3-4a, 6-8)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Referred to as an earthly tent (5:1a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Filled with groans and sighs (5:2a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Dying (3-4a)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Unable to see Jesus face-to-face (5:6-8)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I.THE REASSURANCE (5:1-8):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old body (5:1a, 2a, 3-4a, 6-8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new body (5:1b, 2b, 4b-5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new body (5:1b, 2b, 4b-5)<text:s text:c="1"/></text:span><text:span text:style-name="a488" text:class-names=""/></text:p>
          </draw:text-box>
          <svg:title/>
          <svg:desc/>
        </draw:frame>
        <draw:frame draw:id="id92" presentation:style-name="a506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Referred to as a home in heaven (5:1b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Without groans or sighs (5:4b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Eternal (5:2b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Able to see Jesus face-to-face (5:5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6" draw:style-name="a507" draw:master-page-name="Master1-Layout12-tx-Title-and-Text" presentation:presentation-page-layout-name="Master1-PPL12" draw:id="Slide-261">
        <draw:frame draw:id="id93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I.THE REASSURANCE (5:1-8):<text:s text:c="1"/></text:span><text:span text:style-name="a509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 old body (5:1a, 2a, 3-4a, 6-8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new body (5:1b, 2b, 4b-5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2 CORINTHIANS 5<text:s text:c="1"/></text:span><text:span text:style-name="a524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I.THE REASSURANCE (5:1-8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THE RESOLVE (5:9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THE RECKONING (5:10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2-tx-Title-and-Text" presentation:presentation-page-layout-name="Master1-PPL12" draw:id="Slide-263">
        <draw:frame draw:id="id97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THE RECKONING (5:10):<text:s text:c="1"/></text:span><text:span text:style-name="a542" text:class-names=""/></text:p>
          </draw:text-box>
          <svg:title/>
          <svg:desc/>
        </draw:frame>
        <draw:frame draw:id="id98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The place (5:10a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 purpose (5:10b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9" draw:style-name="a555" draw:master-page-name="Master1-Layout12-tx-Title-and-Text" presentation:presentation-page-layout-name="Master1-PPL12" draw:id="Slide-264">
        <draw:frame draw:id="id99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2 CORINTHIANS 5<text:s text:c="1"/></text:span><text:span text:style-name="a557" text:class-names=""/></text:p>
          </draw:text-box>
          <svg:title/>
          <svg:desc/>
        </draw:frame>
        <draw:frame draw:id="id100" presentation:style-name="a575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I.THE REASSURANCE (5:1-8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THE RESOLVE (5:9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THE RECKONING (5:10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THE RECONCILING (5:11-21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0" draw:style-name="a576" draw:master-page-name="Master1-Layout1-title-Title-Slide" presentation:presentation-page-layout-name="Master1-PPL1" draw:id="Slide-265">
        <draw:frame draw:id="id101" presentation:style-name="a580" draw:name="Title 1" svg:x="1.38in" svg:y="0.83in" svg:width="10.3in" svg:height="4.42in" presentation:class="title" presentation:placeholder="false">
          <draw:text-box>
            <text:p text:style-name="a579" text:class-names="" text:cond-style-name=""><text:span text:style-name="a577" text:class-names="">THE RECONCILING (5:11-21)<text:s text:c="1"/></text:span><text:span text:style-name="a578" text:class-names=""/></text:p>
          </draw:text-box>
          <svg:title/>
          <svg:desc/>
        </draw:frame>
        <draw:frame draw:id="id102" presentation:style-name="a585" draw:name="Subtitle 2" svg:x="1.38in" svg:y="5.25in" svg:width="10.3in" svg:height="1.85in" presentation:class="subtitle" presentation:placeholder="false">
          <draw:text-box>
            <text:p text:style-name="a582" text:class-names="" text:cond-style-name=""><text:span text:style-name="a581" text:class-names=""><text:s text:c="1"/>God's special ministry (5:14-15, 18-19, 21a)<text:s text:c="1"/></text:span></text:p>
            <text:p text:style-name="a584" text:class-names="" text:cond-style-name=""><text:span text:style-name="a583" text:class-names=""/></text:p>
          </draw:text-box>
          <svg:title/>
          <svg:desc/>
        </draw:frame>
      </draw:page>
      <draw:page draw:name="Slide11" draw:style-name="a586" draw:master-page-name="Master1-Layout12-tx-Title-and-Text" presentation:presentation-page-layout-name="Master1-PPL12" draw:id="Slide-266">
        <draw:frame draw:id="id103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God's special ministry (5:14-15, 18-19, 21a)<text:s text:c="1"/></text:span><text:span text:style-name="a588" text:class-names=""/></text:p>
          </draw:text-box>
          <svg:title/>
          <svg:desc/>
        </draw:frame>
        <draw:frame draw:id="id104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He has reconciled all sinners (5:14-15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He has regenerated all repenting sinners (5:18-19, 21a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2" draw:style-name="a601" draw:master-page-name="Master1-Layout12-tx-Title-and-Text" presentation:presentation-page-layout-name="Master1-PPL12" draw:id="Slide-267">
        <draw:frame draw:id="id105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THE RECONCILING (5:11-21)<text:s text:c="1"/></text:span><text:span text:style-name="a603" text:class-names=""/></text:p>
          </draw:text-box>
          <svg:title/>
          <svg:desc/>
        </draw:frame>
        <draw:frame draw:id="id106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God's special ministry (5:14-15, 18-19, 21a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Our special ministry (5:11-13, 16-17, 20, 21b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3" draw:style-name="a616" draw:master-page-name="Master1-Layout12-tx-Title-and-Text" presentation:presentation-page-layout-name="Master1-PPL12" draw:id="Slide-268">
        <draw:frame draw:id="id107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<text:s text:c="1"/>Our special ministry (5:11-13, 16-17, 20, 21b)<text:s text:c="1"/></text:span><text:span text:style-name="a618" text:class-names=""/></text:p>
          </draw:text-box>
          <svg:title/>
          <svg:desc/>
        </draw:frame>
        <draw:frame draw:id="id108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task (5:11-13, 21b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title (5:16-17, 20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4" draw:style-name="a631" draw:master-page-name="Master1-Layout12-tx-Title-and-Text" presentation:presentation-page-layout-name="Master1-PPL12" draw:id="Slide-269">
        <draw:frame draw:id="id109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THE RECONCILING (5:11-21)<text:s text:c="1"/></text:span><text:span text:style-name="a633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God's special ministry (5:14-15, 18-19, 21a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Our special ministry (5:11-13, 16-17, 20, 21b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2 CORINTHIANS 5<text:s text:c="1"/></text:span><text:span text:style-name="a648" text:class-names=""/></text:p>
          </draw:text-box>
          <svg:title/>
          <svg:desc/>
        </draw:frame>
        <draw:frame draw:id="id112" presentation:style-name="a666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I.THE REASSURANCE (5:1-8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THE RESOLVE (5:9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THE RECKONING (5:10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THE RECONCILING (5:11-21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5 </dc:title>
    <meta:initial-creator>David STRICKLAND</meta:initial-creator>
    <dc:creator>David STRICKLAND</dc:creator>
    <meta:creation-date>2020-02-22T19:24:39Z</meta:creation-date>
    <dc:date>2020-02-22T19:24:40Z</dc:date>
    <meta:template xlink:href="BibleStudy" xlink:type="simple"/>
    <meta:editing-cycles>1</meta:editing-cycles>
    <meta:editing-duration>PT0S</meta:editing-duration>
    <meta:document-statistic meta:paragraph-count="51" meta:word-count="404"/>
  </office:meta>
</office:document-meta>
</file>